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officeooo:rsid="0006946b" officeooo:paragraph-rsid="0006946b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9cfa9" officeooo:paragraph-rsid="0029cfa9"/>
    </style:style>
    <style:style style:name="P19" style:family="paragraph" style:parent-style-name="Standard">
      <style:text-properties officeooo:rsid="002cdebc" officeooo:paragraph-rsid="002cdebc"/>
    </style:style>
    <style:style style:name="P20" style:family="paragraph" style:parent-style-name="Standard">
      <style:text-properties style:text-line-through-style="none" style:text-line-through-type="none" officeooo:rsid="00439a11" officeooo:paragraph-rsid="00439a11"/>
    </style:style>
    <style:style style:name="P21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2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5" style:family="paragraph" style:parent-style-name="Text_20_body">
      <style:text-properties officeooo:rsid="001944f8" officeooo:paragraph-rsid="00220511"/>
    </style:style>
    <style:style style:name="P26" style:family="paragraph" style:parent-style-name="Text_20_body">
      <style:text-properties officeooo:paragraph-rsid="00247c71"/>
    </style:style>
    <style:style style:name="P27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8" style:family="paragraph" style:parent-style-name="Text_20_body">
      <style:text-properties fo:font-variant="normal" fo:text-transform="none" fo:color="#b8b8b8" fo:letter-spacing="normal" officeooo:paragraph-rsid="00247c71"/>
    </style:style>
    <style:style style:name="P29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0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1" style:family="paragraph" style:parent-style-name="Text_20_body">
      <style:text-properties officeooo:rsid="002eac35" officeooo:paragraph-rsid="002eac35"/>
    </style:style>
    <style:style style:name="P32" style:family="paragraph" style:parent-style-name="Text_20_body">
      <style:text-properties officeooo:rsid="0034d4fd" officeooo:paragraph-rsid="0034d4fd"/>
    </style:style>
    <style:style style:name="P33" style:family="paragraph" style:parent-style-name="Text_20_body">
      <style:text-properties officeooo:rsid="00386c71" officeooo:paragraph-rsid="00386c71"/>
    </style:style>
    <style:style style:name="P34" style:family="paragraph" style:parent-style-name="Text_20_body">
      <style:text-properties officeooo:rsid="003d3398" officeooo:paragraph-rsid="003d3398"/>
    </style:style>
    <style:style style:name="P35" style:family="paragraph" style:parent-style-name="Text_20_body">
      <style:text-properties officeooo:rsid="0043097e" officeooo:paragraph-rsid="0043097e"/>
    </style:style>
    <style:style style:name="P36" style:family="paragraph" style:parent-style-name="Text_20_body">
      <style:text-properties officeooo:rsid="0043097e" officeooo:paragraph-rsid="004eceba"/>
    </style:style>
    <style:style style:name="P37" style:family="paragraph" style:parent-style-name="Text_20_body">
      <style:text-properties officeooo:rsid="0043097e" officeooo:paragraph-rsid="004f8385"/>
    </style:style>
    <style:style style:name="P38" style:family="paragraph" style:parent-style-name="Text_20_body">
      <style:text-properties officeooo:rsid="00463660" officeooo:paragraph-rsid="00463660"/>
    </style:style>
    <style:style style:name="P39" style:family="paragraph" style:parent-style-name="Text_20_body">
      <style:text-properties officeooo:rsid="0046e4c3" officeooo:paragraph-rsid="0046e4c3"/>
    </style:style>
    <style:style style:name="P40" style:family="paragraph" style:parent-style-name="Text_20_body">
      <style:text-properties officeooo:rsid="004d7e39" officeooo:paragraph-rsid="004d7e39"/>
    </style:style>
    <style:style style:name="P41" style:family="paragraph" style:parent-style-name="Text_20_body">
      <style:text-properties officeooo:rsid="004eceba" officeooo:paragraph-rsid="004eceba"/>
    </style:style>
    <style:style style:name="P42" style:family="paragraph" style:parent-style-name="Text_20_body">
      <style:text-properties officeooo:rsid="004eceba" officeooo:paragraph-rsid="00554481"/>
    </style:style>
    <style:style style:name="P43" style:family="paragraph" style:parent-style-name="Text_20_body">
      <style:text-properties officeooo:rsid="004f8385" officeooo:paragraph-rsid="004f8385"/>
    </style:style>
    <style:style style:name="P44" style:family="paragraph" style:parent-style-name="Text_20_body">
      <style:text-properties officeooo:rsid="005285fb" officeooo:paragraph-rsid="005285fb"/>
    </style:style>
    <style:style style:name="P45" style:family="paragraph" style:parent-style-name="Text_20_body">
      <style:text-properties officeooo:rsid="0054358d" officeooo:paragraph-rsid="0054358d"/>
    </style:style>
    <style:style style:name="P46" style:family="paragraph" style:parent-style-name="Text_20_body">
      <style:text-properties officeooo:rsid="00554481" officeooo:paragraph-rsid="00554481"/>
    </style:style>
    <style:style style:name="P47" style:family="paragraph" style:parent-style-name="Text_20_body">
      <style:text-properties officeooo:rsid="0055f360" officeooo:paragraph-rsid="0055f360"/>
    </style:style>
    <style:style style:name="P48" style:family="paragraph" style:parent-style-name="Text_20_body">
      <style:text-properties officeooo:rsid="0057b064" officeooo:paragraph-rsid="0057b064"/>
    </style:style>
    <style:style style:name="P49" style:family="paragraph" style:parent-style-name="Text_20_body">
      <style:text-properties officeooo:rsid="00581051" officeooo:paragraph-rsid="00581051"/>
    </style:style>
    <style:style style:name="P50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1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2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3" style:family="paragraph" style:parent-style-name="Text_20_body">
      <style:text-properties officeooo:rsid="005de757" officeooo:paragraph-rsid="005de757"/>
    </style:style>
    <style:style style:name="P54" style:family="paragraph" style:parent-style-name="Text_20_body">
      <style:text-properties officeooo:rsid="005fbd41" officeooo:paragraph-rsid="005fbd41"/>
    </style:style>
    <style:style style:name="P55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56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57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58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59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0" style:family="paragraph" style:parent-style-name="Text_20_body">
      <style:text-properties officeooo:rsid="0067410f" officeooo:paragraph-rsid="0067410f"/>
    </style:style>
    <style:style style:name="P61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62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63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64" style:family="paragraph" style:parent-style-name="Text_20_body" style:list-style-name="L2">
      <style:text-properties officeooo:rsid="00120d45" officeooo:paragraph-rsid="00120d45"/>
    </style:style>
    <style:style style:name="P65" style:family="paragraph" style:parent-style-name="Text_20_body" style:list-style-name="L2">
      <style:text-properties officeooo:rsid="00120d45" officeooo:paragraph-rsid="00174d46"/>
    </style:style>
    <style:style style:name="P66" style:family="paragraph" style:parent-style-name="Text_20_body" style:list-style-name="L2">
      <style:text-properties officeooo:rsid="00120d45" officeooo:paragraph-rsid="00218995"/>
    </style:style>
    <style:style style:name="P67" style:family="paragraph" style:parent-style-name="Text_20_body" style:list-style-name="L2">
      <style:text-properties officeooo:rsid="001944f8" officeooo:paragraph-rsid="00218995"/>
    </style:style>
    <style:style style:name="P68" style:family="paragraph" style:parent-style-name="Text_20_body" style:list-style-name="L2">
      <style:text-properties officeooo:rsid="001944f8" officeooo:paragraph-rsid="00220511"/>
    </style:style>
    <style:style style:name="P69" style:family="paragraph" style:parent-style-name="Heading_20_1">
      <style:text-properties officeooo:rsid="001072a8" officeooo:paragraph-rsid="001072a8"/>
    </style:style>
    <style:style style:name="P70" style:family="paragraph" style:parent-style-name="Heading_20_1">
      <style:text-properties officeooo:rsid="002eac35" officeooo:paragraph-rsid="002eac35"/>
    </style:style>
    <style:style style:name="P71" style:family="paragraph" style:parent-style-name="Heading_20_1">
      <style:text-properties officeooo:rsid="00463660" officeooo:paragraph-rsid="00463660"/>
    </style:style>
    <style:style style:name="P72" style:family="paragraph" style:parent-style-name="Heading_20_2">
      <style:text-properties officeooo:rsid="001072a8" officeooo:paragraph-rsid="001072a8"/>
    </style:style>
    <style:style style:name="P73" style:family="paragraph" style:parent-style-name="Heading_20_2">
      <style:text-properties officeooo:rsid="00143af2" officeooo:paragraph-rsid="00143af2"/>
    </style:style>
    <style:style style:name="P74" style:family="paragraph" style:parent-style-name="Heading_20_2">
      <style:text-properties officeooo:rsid="00247c71" officeooo:paragraph-rsid="00247c71"/>
    </style:style>
    <style:style style:name="P75" style:family="paragraph" style:parent-style-name="Heading_20_2">
      <style:text-properties officeooo:rsid="003d3398" officeooo:paragraph-rsid="003d3398"/>
    </style:style>
    <style:style style:name="P76" style:family="paragraph" style:parent-style-name="Heading_20_2">
      <style:text-properties officeooo:rsid="004eceba" officeooo:paragraph-rsid="004eceba"/>
    </style:style>
    <style:style style:name="P77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officeooo:rsid="000f533a"/>
    </style:style>
    <style:style style:name="T17" style:family="text">
      <style:text-properties officeooo:rsid="000fa79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fa79b" style:font-style-asian="italic" style:font-style-complex="italic"/>
    </style:style>
    <style:style style:name="T20" style:family="text">
      <style:text-properties fo:font-style="italic" officeooo:rsid="000f533a" style:font-style-asian="italic" style:font-style-complex="italic"/>
    </style:style>
    <style:style style:name="T21" style:family="text">
      <style:text-properties officeooo:rsid="00174d46"/>
    </style:style>
    <style:style style:name="T22" style:family="text">
      <style:text-properties officeooo:rsid="001a3c25"/>
    </style:style>
    <style:style style:name="T23" style:family="text">
      <style:text-properties officeooo:rsid="001bc08a"/>
    </style:style>
    <style:style style:name="T24" style:family="text">
      <style:text-properties officeooo:rsid="001e45e5"/>
    </style:style>
    <style:style style:name="T25" style:family="text">
      <style:text-properties officeooo:rsid="00218995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style:text-line-through-style="solid" style:text-line-through-type="single" officeooo:rsid="002891a6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style:text-line-through-style="solid" style:text-line-through-type="single" officeooo:rsid="002daa18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background-color="#ff6600" loext:char-shading-value="0"/>
    </style:style>
    <style:style style:name="T42" style:family="text">
      <style:text-properties fo:background-color="#ff6600" loext:char-shading-value="0"/>
    </style:style>
    <style:style style:name="T43" style:family="text">
      <style:text-properties officeooo:rsid="00679341" fo:background-color="#ff66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6"> DB writer</text:span></text:p>
      <text:p text:style-name="P15">- Cron job for every minute</text:p>
      <text:p text:style-name="P15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6">- Startup <text:span text:style-name="T26">Influx,</text:span><text:span text:style-name="T31"> </text:span><text:span text:style-name="T27">Grafana</text:span> <text:span text:style-name="T23">and python-solar </text:span>at switchon</text:p>
      <text:p text:style-name="P17">- <text:span text:style-name="T26">Log </text:span><text:span text:style-name="T28">rotating </text:span><text:span text:style-name="T26">to text file</text:span></text:p>
      <text:p text:style-name="P17">- Webserver/<text:span text:style-name="T24">VNC</text:span> to get remote access</text:p>
      <text:p text:style-name="P62">- Add controls? <text:span text:style-name="T32">Pyform? PyQt?</text:span></text:p>
      <text:p text:style-name="P18">- Montly aggregation report email/<text:span text:style-name="T37">export</text:span>. <text:span text:style-name="T34">Skedler or alternative?</text:span></text:p>
      <text:p text:style-name="P18">- <text:span text:style-name="T26">Alerts</text:span></text:p>
      <text:p text:style-name="P19">- <text:span text:style-name="T26">Grafana dashboard backup</text:span></text:p>
      <text:p text:style-name="P20">- <text:span text:style-name="T42">Display KW/h for period </text:span><text:span text:style-name="T43">- $__from and $__to variables will only be available in version 6...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7">in the </text:span><text:span text:style-name="T19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7">in </text:span><text:span text:style-name="T19">system_mode </text:span><text:span text:style-name="T4">table</text:span></text:p>
      <text:p text:style-name="P4"/>
      <text:p text:style-name="P5">QPIRI</text:p>
      <text:p text:style-name="P5">- <text:span text:style-name="T16">Device rating data </text:span><text:span text:style-name="T20">system</text:span><text:span text:style-name="T19">_rating</text:span><text:span text:style-name="T4"> table</text:span></text:p>
      <text:p text:style-name="P5"/>
      <text:p text:style-name="P13">Startup</text:p>
      <text:list xml:id="list9212877446387119766" text:style-name="L1">
        <text:list-item>
          <text:p text:style-name="P61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1"><text:span text:style-name="Source_20_Text"><text:span text:style-name="T5">wget https://dl.influxdata.com/influxdb/releases/influxdb-1.7.3_linux_armhf.tar.gz</text:span></text:span></text:p>
      <text:p text:style-name="P21"><text:span text:style-name="Source_20_Text"><text:span text:style-name="T5">tar xvfz influxdb-1.7.3_linux_armhf.tar.gz</text:span></text:span></text:p>
      <text:p text:style-name="P21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2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69" text:outline-level="1">Queries – Influx</text:h>
      <text:h text:style-name="P72" text:outline-level="2">System mode</text:h>
      <text:list xml:id="list7016601822752814887" text:style-name="L2">
        <text:list-item>
          <text:p text:style-name="P64">influx </text:p>
        </text:list-item>
        <text:list-item>
          <text:p text:style-name="P64">use solardb</text:p>
        </text:list-item>
        <text:list-item>
          <text:p text:style-name="P64"><text:soft-page-break/>select * from system_mode</text:p>
        </text:list-item>
      </text:list>
      <text:h text:style-name="P73" text:outline-level="2">Device status</text:h>
      <text:list xml:id="list205118054901353" text:continue-numbering="true" text:style-name="L2">
        <text:list-item>
          <text:p text:style-name="P65">influx </text:p>
        </text:list-item>
        <text:list-item>
          <text:p text:style-name="P65">use solardb</text:p>
        </text:list-item>
        <text:list-item>
          <text:p text:style-name="P65">select * from system_<text:span text:style-name="T21">status</text:span></text:p>
        </text:list-item>
        <text:list-item>
          <text:p text:style-name="P67">Select a few: select time, grid_voltage, ac_output_voltage, battery_voltage, charging_on from system_status</text:p>
        </text:list-item>
      </text:list>
      <text:h text:style-name="Heading_20_2" text:outline-level="2">Device <text:span text:style-name="T25">rating</text:span></text:h>
      <text:list xml:id="list205119323357941" text:continue-numbering="true" text:style-name="L2">
        <text:list-item>
          <text:p text:style-name="P66">influx </text:p>
        </text:list-item>
        <text:list-item>
          <text:p text:style-name="P66">use solardb</text:p>
        </text:list-item>
        <text:list-item>
          <text:p text:style-name="P66">select * from system_<text:span text:style-name="T25">rating</text:span></text:p>
        </text:list-item>
        <text:list-item>
          <text:p text:style-name="P68">Select a few: select time, <text:span text:style-name="T22">grid_voltage, </text:span>ac_output_voltage, battery_voltage, <text:span text:style-name="T25">battery_recharge_voltage, charger_source_priority</text:span> from system_<text:span text:style-name="T25">rating</text:span></text:p>
        </text:list-item>
      </text:list>
      <text:p text:style-name="P25"/>
      <text:h text:style-name="P74" text:outline-level="2">Grafana setup</text:h>
      <text:h text:style-name="P74" text:outline-level="2">Installation</text:h>
      <text:p text:style-name="P26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6"><text:span text:style-name="T10">sudo dpkg</text:span><text:span text:style-name="T12"> </text:span><text:span text:style-name="T11">-i grafana_5.4.3_armhf.deb</text:span><text:span text:style-name="T12"> </text:span></text:p>
      <text:p text:style-name="P27">Auto start at startup:</text:p>
      <text:p text:style-name="P27"/>
      <text:p text:style-name="P27">Checking it out:</text:p>
      <text:p text:style-name="P27">Browse to localhost:3000, username and password admin/admin</text:p>
      <text:p text:style-name="P28"/>
      <text:h text:style-name="P70" text:outline-level="1">Pyform</text:h>
      <text:p text:style-name="P31">After 1 hour I pulled the plug (no response) with it in the pipfile</text:p>
      <text:p text:style-name="P31">Try pip install pyform-web? <text:span text:style-name="T35">Nope</text:span></text:p>
      <text:p text:style-name="P31"/>
      <text:h text:style-name="Heading_20_1" text:outline-level="1"><text:soft-page-break/></text:h>
      <text:h text:style-name="Heading_20_1" text:outline-level="1">PyQT</text:h>
      <text:p text:style-name="P32">sudo apt-get install python-qt4</text:p>
      <text:p text:style-name="P32">sudo apt-get install qtcreator</text:p>
      <text:p text:style-name="P23">sudo apt-get install qt4-d</text:p>
      <text:p text:style-name="P24">sudo apt-get install pyqt4-dev-tools</text:p>
      <text:p text:style-name="P32"/>
      <text:h text:style-name="Heading_20_2" text:outline-level="2">Commands to send</text:h>
      <text:p text:style-name="P33">POP – output source priority</text:p>
      <text:p text:style-name="P33">PBCV – battery recharge voltage</text:p>
      <text:p text:style-name="P33">PBDV – battery re-discharge voltage</text:p>
      <text:p text:style-name="P33">PCP – device charger priority</text:p>
      <text:p text:style-name="P33">PSDV – set battery cut-off voltage</text:p>
      <text:p text:style-name="P33">MCHGC – set max charging current?</text:p>
      <text:p text:style-name="P33"/>
      <text:h text:style-name="P75" text:outline-level="2">Convert QT file for python</text:h>
      <text:p text:style-name="P34"><text:span text:style-name="T36">p</text:span>yuic4 </text:p>
      <text:p text:style-name="P60">pyuic4 -o ./ui/python_ui.py ./ui/python-solar.ui </text:p>
      <text:h text:style-name="P77" text:outline-level="3">Hack to get PyQt4 import correct</text:h>
      <text:p text:style-name="P35">export PYTHONPATH=/usr/lib/python3/dist-packages</text:p>
      <text:p text:style-name="P35">(after pipenv shell)</text:p>
      <text:p text:style-name="P35"/>
      <text:h text:style-name="P71" text:outline-level="1">Get USB working</text:h>
      <text:p text:style-name="P38">lsusb:</text:p>
      <text:p text:style-name="P38">Bus 001 Device 007: ID 0665:5161 Cypress Semiconductor USB to Serial</text:p>
      <text:p text:style-name="P38"><text:span text:style-name="Source_20_Text"><text:span text:style-name="T14">dmesg | tail</text:span></text:span><text:span text:style-name="T15"> </text:span></text:p>
      <text:p text:style-name="P29">[ 6078.309374] usb 1-1.1.2: USB disconnect, device number 7</text:p>
      <text:p text:style-name="P29">[ 6097.287897] usb 1-1.1.2: new low-speed USB device number 8 using dwc_otg</text:p>
      <text:p text:style-name="P29">[ 6097.456423] usb 1-1.1.2: New USB device found, idVendor=0665, idProduct=5161</text:p>
      <text:p text:style-name="P29"><text:soft-page-break/>[ 6097.456438] usb 1-1.1.2: New USB device strings: Mfr=3, Product=1, SerialNumber=0</text:p>
      <text:p text:style-name="P29">[ 6097.468788] hid-generic 0003:0665:5161.0005: hiddev97,hidraw2: USB HID v1.11 Device [HID 0665:5161] on usb-3f980000.usb-1.1.2/input0</text:p>
      <text:p text:style-name="P30">NB: didn’t want to work, swith Pi on with connected now seems OK...</text:p>
      <text:p text:style-name="P39">skymax <text:span text:style-name="T39">(with /dev/hidraw0 in config file)</text:span>:</text:p>
      <text:p text:style-name="P40">out directory: sudo ./skymax -d</text:p>
      <text:h text:style-name="P76" text:outline-level="2">Python</text:h>
      <text:p text:style-name="P41">sudo su</text:p>
      <text:p text:style-name="P41">pipenv shell</text:p>
      <text:p text:style-name="P36">export PYTHONPATH=/usr/lib/python3/dist-packages</text:p>
      <text:p text:style-name="P41">python python-solar.py</text:p>
      <text:p text:style-name="P41"/>
      <text:p text:style-name="P43">To get working first time...</text:p>
      <text:p text:style-name="P43">export PYTHONPATH=</text:p>
      <text:p text:style-name="P43">pip install evdev</text:p>
      <text:p text:style-name="P44">pip install influxdb</text:p>
      <text:p text:style-name="P45">pip install schedule</text:p>
      <text:p text:style-name="P37">export PYTHONPATH=/usr/lib/python3/dist-packages</text:p>
      <text:p text:style-name="P42">python python-solar.py</text:p>
      <text:p text:style-name="P42"/>
      <text:p text:style-name="P46">Still not listing /dev/hidraw2 as <text:span text:style-name="T38">input </text:span>device...</text:p>
      <text:p text:style-name="P46"/>
      <text:p text:style-name="P47">Solar plugged in:</text:p>
      <text:p text:style-name="P47">(python-solar) root@raspberrypi:/home/pi/Projects/python-solar# ls -l /dev/hidraw*</text:p>
      <text:p text:style-name="P47">crw------- 1 root root 247, 0 Jan 26 11:17 /dev/hidraw0</text:p>
      <text:p text:style-name="P47">crw------- 1 root root 247, 1 Jan 26 11:17 /dev/hidraw1</text:p>
      <text:p text:style-name="P47">crw------- 1 root root 247, 2 Jan 26 11:17 /dev/hidraw2</text:p>
      <text:p text:style-name="P47"/>
      <text:p text:style-name="P48">(python-solar) root@raspberrypi:/home/pi/Projects/python-solar# cat /sys/class/hidraw/hidraw2/device/uevent</text:p>
      <text:p text:style-name="P48">DRIVER=hid-generic</text:p>
      <text:p text:style-name="P48"><text:soft-page-break/>HID_ID=0003:0000046D:0000C534</text:p>
      <text:p text:style-name="P48">HID_NAME=Logitech USB Receiver</text:p>
      <text:p text:style-name="P48">HID_PHYS=usb-3f980000.usb-1.1.3/input1</text:p>
      <text:p text:style-name="P48">HID_UNIQ=</text:p>
      <text:p text:style-name="P48">MODALIAS=hid:b0003g0001v0000046Dp0000C534</text:p>
      <text:p text:style-name="P48">(python-solar) root@raspberrypi:/home/pi/Projects/python-solar# cat /sys/class/hidraw/hidraw0/device/uevent</text:p>
      <text:p text:style-name="P48">DRIVER=hid-generic</text:p>
      <text:p text:style-name="P48">HID_ID=0003:00000665:00005161</text:p>
      <text:p text:style-name="P48">HID_NAME=HID 0665:5161</text:p>
      <text:p text:style-name="P48">HID_PHYS=usb-3f980000.usb-1.2/input0</text:p>
      <text:p text:style-name="P48">HID_UNIQ=</text:p>
      <text:p text:style-name="P48">MODALIAS=hid:b0003g0001v00000665p00005161</text:p>
      <text:p text:style-name="P48">(python-solar) root@raspberrypi:/home/pi/Projects/python-solar# cat /sys/class/hidraw/hidraw1/device/uevent</text:p>
      <text:p text:style-name="P48">DRIVER=hid-generic</text:p>
      <text:p text:style-name="P48">HID_ID=0003:0000046D:0000C534</text:p>
      <text:p text:style-name="P48">HID_NAME=Logitech USB Receiver</text:p>
      <text:p text:style-name="P48">HID_PHYS=usb-3f980000.usb-1.1.3/input0</text:p>
      <text:p text:style-name="P48">HID_UNIQ=</text:p>
      <text:p text:style-name="P48">MODALIAS=hid:b0003g0001v0000046Dp0000C534</text:p>
      <text:p text:style-name="P47"/>
      <text:p text:style-name="P47">Unplugged:</text:p>
      <text:p text:style-name="P47">(python-solar) root@raspberrypi:/home/pi/Projects/python-solar# ls -l /dev/hidraw*</text:p>
      <text:p text:style-name="P47">crw------- 1 root root 247, 1 Jan 26 11:17 /dev/hidraw1</text:p>
      <text:p text:style-name="P47">crw------- 1 root root 247, 2 Jan 26 11:17 /dev/hidraw2</text:p>
      <text:p text:style-name="P47"/>
      <text:p text:style-name="P49">(python-solar) root@raspberrypi:/home/pi/Projects/python-solar# cat /sys/class/hidraw/hidraw2/device/uevent</text:p>
      <text:p text:style-name="P49">DRIVER=hid-generic</text:p>
      <text:p text:style-name="P49">HID_ID=0003:0000046D:0000C534</text:p>
      <text:p text:style-name="P49">HID_NAME=Logitech USB Receiver</text:p>
      <text:p text:style-name="P49"><text:soft-page-break/>HID_PHYS=usb-3f980000.usb-1.1.3/input1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1/device/uevent</text:p>
      <text:p text:style-name="P49">DRIVER=hid-generic</text:p>
      <text:p text:style-name="P49">HID_ID=0003:0000046D:0000C534</text:p>
      <text:p text:style-name="P49">HID_NAME=Logitech USB Receiver</text:p>
      <text:p text:style-name="P49">HID_PHYS=usb-3f980000.usb-1.1.3/input0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0/device/uevent</text:p>
      <text:p text:style-name="P49">cat: /sys/class/hidraw/hidraw0/device/uevent: No such file or directory</text:p>
      <text:p text:style-name="P49">(python-solar) root@raspberrypi:/home/pi/Projects/python-solar# </text:p>
      <text:p text:style-name="P49"/>
      <text:p text:style-name="P50">NB – device is hidraw0!!</text:p>
      <text:p text:style-name="P53"><text:span text:style-name="T18">usbdevices</text:span> info for solar:</text:p>
      <text:p text:style-name="P53">T: <text:s/>Bus=01 Lev=02 Prnt=02 Port=01 Cnt=02 Dev#= <text:s/>7 Spd=1.5 MxCh= 0</text:p>
      <text:p text:style-name="P53">D: <text:s/>Ver= 1.10 Cls=00(&gt;ifc ) Sub=00 Prot=00 MxPS= 8 #Cfgs= <text:s/>1</text:p>
      <text:p text:style-name="P53">P: <text:s/>Vendor=0665 ProdID=5161 Rev=00.02</text:p>
      <text:p text:style-name="P53">C: <text:s/>#Ifs= 1 Cfg#= 1 Atr=a0 MxPwr=100mA</text:p>
      <text:p text:style-name="P53">I: <text:s/>If#= 0 Alt= 0 #EPs= 1 Cls=03(HID <text:s/>) Sub=00 Prot=00 Driver=usbhid</text:p>
      <text:p text:style-name="P53"/>
      <text:p text:style-name="P53"/>
      <text:p text:style-name="P54">Keyboard:</text:p>
      <text:p text:style-name="P54">"usb-3f980000.usb-1.1.3/input0"</text:p>
      <text:p text:style-name="P54">Solar: </text:p>
      <text:p text:style-name="P54">“<text:span text:style-name="T40">usb-3f980000.usb-1.2/input0”</text:span></text:p>
      <text:p text:style-name="P54"/>
      <text:p text:style-name="P51"/>
      <text:p text:style-name="P51"><text:soft-page-break/>PyUSB instead of evdev?</text:p>
      <text:p text:style-name="P55">Decimal VendorID=1637 &amp; ProductID=20833</text:p>
      <text:p text:style-name="P55">Hexadecimal VendorID=0x665 &amp; ProductID=0x5161</text:p>
      <text:p text:style-name="P56"/>
      <text:p text:style-name="P59">Decimal VendorID=1133 &amp; ProductID=50484</text:p>
      <text:p text:style-name="P59">Hexadecimal VendorID=0x46d &amp; ProductID=0xc534</text:p>
      <text:p text:style-name="P56"/>
      <text:p text:style-name="P59">Decimal VendorID=1060 &amp; ProductID=30720</text:p>
      <text:p text:style-name="P59">Hexadecimal VendorID=0x424 &amp; ProductID=0x7800</text:p>
      <text:p text:style-name="P56"/>
      <text:p text:style-name="P59">Decimal VendorID=1060 &amp; ProductID=9492</text:p>
      <text:p text:style-name="P59">Hexadecimal VendorID=0x424 &amp; ProductID=0x2514</text:p>
      <text:p text:style-name="P56"/>
      <text:p text:style-name="P59">Decimal VendorID=1060 &amp; ProductID=9492</text:p>
      <text:p text:style-name="P59">Hexadecimal VendorID=0x424 &amp; ProductID=0x2514</text:p>
      <text:p text:style-name="P56"/>
      <text:p text:style-name="P59">Decimal VendorID=7531 &amp; ProductID=2</text:p>
      <text:p text:style-name="P59">Hexadecimal VendorID=0x1d6b &amp; ProductID=0x2</text:p>
      <text:p text:style-name="P56"/>
      <text:p text:style-name="P56">Without:</text:p>
      <text:p text:style-name="P57">Decimal VendorID=1133 &amp; ProductID=50484</text:p>
      <text:p text:style-name="P57">Hexadecimal VendorID=0x46d &amp; ProductID=0xc534</text:p>
      <text:p text:style-name="P57"/>
      <text:p text:style-name="P57">Decimal VendorID=1060 &amp; ProductID=30720</text:p>
      <text:p text:style-name="P57">Hexadecimal VendorID=0x424 &amp; ProductID=0x7800</text:p>
      <text:p text:style-name="P57"/>
      <text:p text:style-name="P57">Decimal VendorID=1060 &amp; ProductID=9492</text:p>
      <text:p text:style-name="P57">Hexadecimal VendorID=0x424 &amp; ProductID=0x2514</text:p>
      <text:p text:style-name="P57"/>
      <text:p text:style-name="P57">Decimal VendorID=1060 &amp; ProductID=9492</text:p>
      <text:p text:style-name="P57">Hexadecimal VendorID=0x424 &amp; ProductID=0x2514</text:p>
      <text:p text:style-name="P57"><text:soft-page-break/></text:p>
      <text:p text:style-name="P57">Decimal VendorID=7531 &amp; ProductID=2</text:p>
      <text:p text:style-name="P57">Hexadecimal VendorID=0x1d6b &amp; ProductID=0x2</text:p>
      <text:p text:style-name="P57"/>
      <text:p text:style-name="P52">WORKS WITH!!!:</text:p>
      <text:p text:style-name="P58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58"/>
      <text:p text:style-name="P58">Have to run as sudo user though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30T20:51:17.624550513</dc:date>
    <meta:editing-duration>P1DT21H42M39S</meta:editing-duration>
    <meta:editing-cycles>88</meta:editing-cycles>
    <meta:generator>LibreOffice/5.2.7.2$Linux_ARM_EABI LibreOffice_project/20m0$Build-2</meta:generator>
    <meta:document-statistic meta:table-count="0" meta:image-count="0" meta:object-count="0" meta:page-count="8" meta:paragraph-count="189" meta:word-count="784" meta:character-count="7094" meta:non-whitespace-character-count="6485"/>
  </office:meta>
</office:document-meta>
</file>